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office:font-face-decls>
  <office:automatic-styles>
    <style:style style:name="P1" style:family="paragraph" style:parent-style-name="Standard">
      <style:text-properties officeooo:rsid="00132aed" officeooo:paragraph-rsid="00132aed"/>
    </style:style>
    <style:style style:name="T1" style:family="text">
      <style:text-properties fo:color="#000000" loext:opacity="100%" style:font-name="OpenSans"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Negrita:</text:span></text:p>
      <text:p text:style-name="Standard" loext:marker-style-name="T1"><text:span text:style-name="T1">Este es un ejemplo de letra en formato "Negrita". Para aplicarlo, primero escribo el texto, segundo selecciono el texto escrito, y tercero pulso en el botón Negrita. La negrita es una forma de letra útil para destacar un texto, y también podemos utilizarlo en un título.</text:span></text:p>
      <text:p text:style-name="Standard" loext:marker-style-name="T1"><text:span text:style-name="T1"/></text:p>
      <text:p text:style-name="Standard" loext:marker-style-name="T1"><text:span text:style-name="T1">Cursiva:</text:span></text:p>
      <text:p text:style-name="Standard" loext:marker-style-name="T1"><text:span text:style-name="T1">Este es un ejemplo de letra en formato "Cursiva". La cursiva es útil para remarcar diferencias en un texto. Para quitar un formato actúo de la misma forma que para ponerlo: primero selecciono el texto y luego pulso sobre el botón de formato que deseo quitar.</text:span></text:p>
      <text:p text:style-name="Standard" loext:marker-style-name="T1"><text:span text:style-name="T1"/></text:p>
      <text:p text:style-name="P1" loext:marker-style-name="T1"><text:span text:style-name="T1">Subrayado:</text:span></text:p>
      <text:p text:style-name="Standard" loext:marker-style-name="T1"><text:span text:style-name="T1">La letra subrayada sirve para resaltar la importancia de un texto. Recuerda que es mejor escribir el texto y después aplicar el formato. </text:span></text:p>
      <text:p text:style-name="Standard" loext:marker-style-name="T1"><text:span text:style-name="T1">Utilizo el "Subrayado" para destacar y visualizar mejor un título o un encabez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07:50.691000000</dc:date>
    <meta:editing-duration>PT4M32S</meta:editing-duration>
    <meta:editing-cycles>4</meta:editing-cycles>
    <meta:generator>LibreOffice/24.2.5.2$Windows_X86_64 LibreOffice_project/bffef4ea93e59bebbeaf7f431bb02b1a39ee8a59</meta:generator>
    <meta:document-statistic meta:table-count="0" meta:image-count="0" meta:object-count="0" meta:page-count="1" meta:paragraph-count="7" meta:word-count="131" meta:character-count="773" meta:non-whitespace-character-count="648"/>
  </office:meta>
</office:document-meta>
</file>